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1.567cm" fo:min-width="1.693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1.526cm" fo:min-width="5.557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1.671cm" fo:min-width="5.082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303030" draw:stroke-linejoin="round" draw:fill="solid" draw:fill-color="#ffd966" draw:textarea-vertical-align="middle" draw:auto-grow-height="false" draw:fit-to-size="false" style:shrink-to-fit="false" fo:min-height="0.108cm" fo:min-width="0.052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adadad" draw:textarea-vertical-align="middle" draw:auto-grow-height="false" draw:fit-to-size="false" style:shrink-to-fit="false" fo:min-height="1.671cm" fo:min-width="5.08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4dd0e1" draw:textarea-vertical-align="middle" draw:auto-grow-height="false" draw:fit-to-size="false" style:shrink-to-fit="false" fo:min-height="1.671cm" fo:min-width="5.082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ff9900" draw:textarea-vertical-align="middle" draw:auto-grow-height="false" draw:fit-to-size="false" style:shrink-to-fit="false" fo:min-height="1.671cm" fo:min-width="5.082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303030" draw:stroke-linejoin="round" draw:fill="solid" draw:fill-color="#ffd966" draw:textarea-vertical-align="middle" draw:auto-grow-height="false" draw:fit-to-size="false" style:shrink-to-fit="false" fo:min-height="0.108cm" fo:min-width="0.05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03030" draw:stroke-linejoin="round" draw:fill="solid" draw:fill-color="#93c47d" draw:textarea-vertical-align="middle" draw:auto-grow-height="false" draw:fit-to-size="false" style:shrink-to-fit="false" fo:min-height="1.671cm" fo:min-width="5.08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303030" draw:stroke-linejoin="round" draw:fill="solid" draw:fill-color="#93c47d" draw:textarea-vertical-align="top" draw:auto-grow-height="false" draw:fit-to-size="false" style:shrink-to-fit="false" fo:min-height="11.093cm" fo:min-width="19.882cm" fo:padding-top="0.254cm" fo:padding-bottom="0.254cm" fo:padding-left="0.254cm" fo:padding-right="0.254cm" fo:wrap-option="wrap"/>
    </style:style>
    <style:style style:name="gr11" style:family="graphic" style:parent-style-name="objectwithoutfill">
      <style:graphic-properties draw:stroke="solid" svg:stroke-width="0.106cm" svg:stroke-color="#89c765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cm" svg:stroke-color="#000000" draw:fill="solid" draw:fill-color="#adadad" draw:textarea-vertical-align="middle" draw:auto-grow-height="false" draw:fit-to-size="false" style:shrink-to-fit="false" fo:min-height="0.671cm" fo:min-width="2.883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cm" svg:stroke-color="#000000" draw:fill="solid" draw:fill-color="#adadad" draw:textarea-vertical-align="middle" draw:auto-grow-height="false" draw:fit-to-size="false" style:shrink-to-fit="false" fo:min-height="1.471cm" fo:min-width="2.883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cm" svg:stroke-color="#000000" draw:fill="solid" draw:fill-color="#adadad" draw:textarea-vertical-align="middle" draw:auto-grow-height="false" draw:fit-to-size="false" style:shrink-to-fit="false" fo:min-height="1.471cm" fo:min-width="3.483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cm" svg:stroke-color="#000000" draw:fill="solid" draw:fill-color="#adadad" draw:textarea-vertical-align="middle" draw:auto-grow-height="false" draw:fit-to-size="false" style:shrink-to-fit="false" fo:min-height="2.071cm" fo:min-width="3.483cm" fo:padding-top="0.254cm" fo:padding-bottom="0.254cm" fo:padding-left="0.254cm" fo:padding-right="0.254cm" fo:wrap-option="wrap"/>
    </style:style>
    <style:style style:name="gr16" style:family="graphic" style:parent-style-name="standard" style:list-style-name="L1">
      <style:graphic-properties draw:stroke="solid" svg:stroke-width="0.026cm" svg:stroke-color="#303030" draw:stroke-linejoin="round" draw:fill="solid" draw:fill-color="#4dd0e1" draw:textarea-vertical-align="top" draw:auto-grow-height="false" draw:fit-to-size="false" style:shrink-to-fit="false" fo:min-height="11.093cm" fo:min-width="20.282cm" fo:padding-top="0.254cm" fo:padding-bottom="0.254cm" fo:padding-left="0.254cm" fo:padding-right="0.254cm" fo:wrap-option="wrap"/>
    </style:style>
    <style:style style:name="gr17" style:family="graphic" style:parent-style-name="objectwithoutfill">
      <style:graphic-properties svg:stroke-width="0.106cm" svg:stroke-color="#59c5c7" draw:marker-start="" draw:marker-start-width="0.358cm" draw:marker-end="" draw:marker-end-width="0.358cm" draw:fill="none" draw:fill-color="#59c5c7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width="0.026cm" svg:stroke-color="#303030" draw:stroke-linejoin="round" draw:fill="solid" draw:fill-color="#fff685" draw:textarea-vertical-align="middle" draw:auto-grow-height="false" draw:fit-to-size="false" style:shrink-to-fit="false" fo:min-height="1.671cm" fo:min-width="5.082cm" fo:padding-top="0.254cm" fo:padding-bottom="0.254cm" fo:padding-left="0.254cm" fo:padding-right="0.254cm" fo:wrap-option="wrap"/>
    </style:style>
    <style:style style:name="gr19" style:family="graphic" style:parent-style-name="standard" style:list-style-name="L1">
      <style:graphic-properties draw:stroke="solid" svg:stroke-width="0.026cm" svg:stroke-color="#303030" draw:stroke-linejoin="round" draw:fill="solid" draw:fill-color="#fff685" draw:textarea-vertical-align="top" draw:auto-grow-height="false" draw:fit-to-size="false" style:shrink-to-fit="false" fo:min-height="7.893cm" fo:min-width="17.693cm" fo:padding-top="0.254cm" fo:padding-bottom="0.254cm" fo:padding-left="0.254cm" fo:padding-right="0.254cm" fo:wrap-option="wrap"/>
    </style:style>
    <style:style style:name="gr20" style:family="graphic" style:parent-style-name="objectwithoutfill">
      <style:graphic-properties svg:stroke-width="0.106cm" svg:stroke-color="#fff685" draw:marker-start="" draw:marker-start-width="0.358cm" draw:marker-end="" draw:marker-end-width="0.358cm" draw:fill="none" draw:fill-color="#59c5c7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solid" svg:stroke-width="0cm" svg:stroke-color="#000000" draw:fill="solid" draw:fill-color="#adadad" draw:textarea-vertical-align="middle" draw:auto-grow-height="false" draw:fit-to-size="false" style:shrink-to-fit="false" fo:min-height="1.471cm" fo:min-width="3.883cm" fo:padding-top="0.254cm" fo:padding-bottom="0.254cm" fo:padding-left="0.254cm" fo:padding-right="0.254cm" fo:wrap-option="wrap"/>
    </style:style>
    <style:style style:name="gr22" style:family="graphic" style:parent-style-name="standard" style:list-style-name="L1">
      <style:graphic-properties draw:stroke="solid" svg:stroke-width="0.026cm" svg:stroke-color="#303030" draw:stroke-linejoin="round" draw:fill="solid" draw:fill-color="#f79448" draw:textarea-vertical-align="top" draw:auto-grow-height="false" draw:fit-to-size="false" style:shrink-to-fit="false" fo:min-height="9.093cm" fo:min-width="13.893cm" fo:padding-top="0.254cm" fo:padding-bottom="0.254cm" fo:padding-left="0.254cm" fo:padding-right="0.254cm" fo:wrap-option="wrap"/>
    </style:style>
    <style:style style:name="gr23" style:family="graphic" style:parent-style-name="objectwithoutfill">
      <style:graphic-properties svg:stroke-width="0.106cm" svg:stroke-color="#f79448" draw:marker-start="" draw:marker-start-width="0.358cm" draw:marker-end="" draw:marker-end-width="0.358cm" draw:fill="none" draw:fill-color="#59c5c7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1.671cm" fo:min-width="4.293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1.671cm" fo:min-width="4.893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dash" draw:stroke-dash="Fine_20_Dashed" svg:stroke-width="0cm" svg:stroke-color="#000000" draw:fill="solid" draw:fill-color="#dddddd" draw:textarea-vertical-align="middle" draw:auto-grow-height="false" draw:fit-to-size="false" style:shrink-to-fit="false" fo:min-height="1.471cm" fo:min-width="3.693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1.722cm" fo:min-width="5.13cm" fo:wrap-option="no-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>
      <style:graphic-properties style:protect="siz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solid" draw:fill-color="#adada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solid" draw:fill-color="#adada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4dd0e1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f9900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93c47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" fo:font-size="14pt" style:letter-kerning="true" style:font-name-asian="Linux Libertine G" style:font-size-asian="18pt" style:font-size-complex="18pt"/>
    </style:style>
    <style:style style:name="P13" style:family="paragraph">
      <loext:graphic-properties draw:fill="solid" draw:fill-color="#4dd0e1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letter-kerning="true" style:font-name-asian="Linux Libertine G" style:font-size-asian="18pt" style:font-size-complex="18pt"/>
    </style:style>
    <style:style style:name="P14" style:family="paragraph">
      <loext:graphic-properties draw:fill="none" draw:fill-color="#59c5c7"/>
      <style:paragraph-properties fo:text-align="center"/>
    </style:style>
    <style:style style:name="P15" style:family="paragraph">
      <loext:graphic-properties draw:fill="solid" draw:fill-color="#fff685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fff685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letter-kerning="true" style:font-name-asian="Linux Libertine G" style:font-size-asian="18pt" style:font-size-complex="18pt"/>
    </style:style>
    <style:style style:name="P17" style:family="paragraph">
      <loext:graphic-properties draw:fill="solid" draw:fill-color="#f79448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letter-kerning="true" style:font-name-asian="Linux Libertine G" style:font-size-asian="18pt" style:font-size-complex="18pt"/>
    </style:style>
    <style:style style:name="P1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text-position="-33% 58%" fo:font-size="14pt"/>
    </style:style>
    <style:style style:name="P19" style:family="paragraph">
      <style:paragraph-properties fo:text-align="center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style:text-properties style:font-name="FreeMono" fo:font-size="48pt"/>
    </style:style>
    <style:style style:name="P22" style:family="paragraph">
      <loext:graphic-properties draw:fill="none" draw:fill-color="#ffffff"/>
      <style:text-properties style:font-name="FreeMono" fo:font-size="4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0;p14" draw:style-name="gr1" draw:text-style-name="P2" draw:layer="layout" svg:width="2.2cm" svg:height="2.441cm" svg:x="12.6cm" svg:y="20.759cm">
          <text:p text:style-name="P1"><text:span text:style-name="T1">SEED</text:span><text:span text:style-name="T1"><text:line-break/></text:span><text:span text:style-name="T1">URL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Google Shape;61;p14" draw:style-name="gr2" draw:text-style-name="P2" draw:layer="layout" svg:width="6.064cm" svg:height="2.441cm" svg:x="16.2cm" svg:y="20.759cm">
          <text:p text:style-name="P1"><text:span text:style-name="T1">Configuration</text:span></text:p>
          <text:list text:style-name="L2">
            <text:list-item>
              <text:p text:style-name="P1"><text:span text:style-name="T1">Config</text:span></text:p>
            </text:list-item>
            <text:list-item>
              <text:p text:style-name="P1"><text:span text:style-name="T1">Source References </text:span></text:p>
            </text:list-item>
          </text:list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Google Shape;65;p14" draw:style-name="gr3" draw:text-style-name="P2" draw:layer="layout" svg:width="5.589cm" svg:height="2.178cm" svg:x="32.032cm" svg:y="20.64cm">
          <text:p text:style-name="P1"><text:span text:style-name="T1">“</text:span><text:span text:style-name="T1">Environment”</text:span></text:p>
          <text:list text:style-name="L2">
            <text:list-item>
              <text:p text:style-name="P1"><text:span text:style-name="T1">ItemDescrip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3" draw:layer="layout" svg:width="0.746cm" svg:height="1.23cm" svg:x="15.2cm" svg:y="21.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4" draw:style-name="gr4" draw:text-style-name="P3" draw:layer="layout" svg:width="0.746cm" svg:height="1.231cm" draw:transform="rotate (-3.14159265358979) translate (31.447cm 29.5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4" draw:style-name="gr4" draw:text-style-name="P3" draw:layer="layout" svg:width="0.746cm" svg:height="1.23cm" draw:transform="rotate (-1.5707963267949) translate (35.442cm 23.0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5" draw:text-style-name="P5" draw:layer="layout" svg:width="5.59cm" svg:height="2.178cm" svg:x="32.031cm" svg:y="27.822cm">
          <text:p text:style-name="P4"><text:span text:style-name="T1">Landscape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6" draw:text-style-name="P7" xml:id="id4" draw:id="id4" draw:layer="layout" svg:width="5.589cm" svg:height="2.178cm" svg:x="32.032cm" svg:y="24.09cm">
          <text:p text:style-name="P6"><text:span text:style-name="T1">Resol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7" draw:text-style-name="P8" xml:id="id7" draw:id="id7" draw:layer="layout" svg:width="5.589cm" svg:height="2.178cm" svg:x="24.465cm" svg:y="27.822cm">
          <text:p text:style-name="P6"><text:span text:style-name="T1">Assess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8" draw:text-style-name="P3" draw:layer="layout" svg:width="0.747cm" svg:height="1.23cm" draw:transform="rotate (-1.5707963267949) translate (35.442cm 26.6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4;p14" draw:style-name="gr4" draw:text-style-name="P3" draw:layer="layout" svg:width="0.746cm" svg:height="1.23cm" svg:x="22.854cm" svg:y="21.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5;p14" draw:style-name="gr9" draw:text-style-name="P9" xml:id="id2" draw:id="id2" draw:layer="layout" svg:width="5.589cm" svg:height="2.178cm" svg:x="32cm" svg:y="31.8cm">
          <text:p text:style-name="P4"><text:span text:style-name="T1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8" draw:text-style-name="P3" draw:layer="layout" svg:width="0.747cm" svg:height="1.23cm" draw:transform="rotate (-1.5707963267949) translate (35.32cm 3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5;p14" draw:style-name="gr10" draw:text-style-name="P10" xml:id="id1" draw:id="id1" draw:layer="layout" svg:width="20.389cm" svg:height="11.6cm" svg:x="45.411cm" svg:y="40.2cm">
          <text:p text:style-name="P1"><text:span text:style-name="T1">Ma</text:span><text:span text:style-name="T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1" draw:layer="layout" draw:type="curve" svg:x1="55.605cm" svg:y1="40.2cm" svg:x2="37.589cm" svg:y2="32.889cm" draw:start-shape="id1" draw:start-glue-point="0" draw:end-shape="id2" draw:end-glue-point="1" svg:d="M55605 40200c0-4874-6005-7311-18016-7311" svg:viewBox="0 0 18017 7312">
          <text:p/>
        </draw:connector>
        <draw:custom-shape draw:name="Google Shape;70;p14" draw:style-name="gr12" draw:text-style-name="P5" draw:layer="layout" svg:width="3.39cm" svg:height="1.178cm" svg:x="46.2cm" svg:y="41.822cm">
          <text:p text:style-name="P4"><text:span text:style-name="T1">Group I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50.2cm" svg:y="41.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3" draw:text-style-name="P5" draw:layer="layout" svg:width="3.39cm" svg:height="1.978cm" svg:x="51.4cm" svg:y="41cm">
          <text:p text:style-name="P4"><text:span text:style-name="T1">Layout inside single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55.254cm" svg:y="41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3" draw:text-style-name="P5" draw:layer="layout" svg:width="3.39cm" svg:height="1.978cm" svg:x="61.2cm" svg:y="41cm">
          <text:p text:style-name="P4"><text:span text:style-name="T1">Relations between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draw:transform="rotate (-1.5707963267949) translate (63.6cm 43.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4" draw:text-style-name="P5" draw:layer="layout" svg:width="3.99cm" svg:height="1.978cm" svg:x="60.61cm" svg:y="44.622cm">
          <text:p text:style-name="P4"><text:span text:style-name="T1">Force-directed Layout of group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4" draw:text-style-name="P5" draw:layer="layout" svg:width="3.99cm" svg:height="1.978cm" svg:x="55cm" svg:y="44.622cm">
          <text:p text:style-name="P4"><text:span text:style-name="T1">Add items into group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draw:transform="rotate (-3.14159265358979) translate (60.146cm 46.2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4" draw:text-style-name="P5" draw:layer="layout" svg:width="3.99cm" svg:height="1.978cm" svg:x="49.41cm" svg:y="44.622cm">
          <text:p text:style-name="P4"><text:span text:style-name="T1">“</text:span><text:span text:style-name="T1">FinalGraph” (V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56.41cm" svg:y="41cm">
          <text:p text:style-name="P4"><text:span text:style-name="T1">Obtain sized group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draw:transform="rotate (-3.14159265358979) translate (54.6cm 46.2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4;p14" draw:style-name="gr4" draw:text-style-name="P3" draw:layer="layout" svg:width="0.746cm" svg:height="1.23cm" svg:x="60.2cm" svg:y="41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4;p14" draw:style-name="gr4" draw:text-style-name="P3" draw:layer="layout" svg:width="0.746cm" svg:height="1.23cm" draw:transform="rotate (-1.5707963267949) translate (52cm 47.0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5" draw:text-style-name="P5" draw:layer="layout" svg:width="3.99cm" svg:height="2.578cm" svg:x="49.4cm" svg:y="48.2cm">
          <text:p text:style-name="P4"><text:span text:style-name="T1">Projection onto Hexagon Map</text:span></text:p>
          <text:p text:style-name="P4"><text:span text:style-name="T1">For better appea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53.8cm" svg:y="48.9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4" draw:text-style-name="P5" draw:layer="layout" svg:width="3.99cm" svg:height="1.978cm" svg:x="55cm" svg:y="48.622cm">
          <text:p text:style-name="P4"><text:span text:style-name="T1">Draw relations using A* pathfi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59.6cm" svg:y="4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4" draw:text-style-name="P5" draw:layer="layout" svg:width="3.99cm" svg:height="1.978cm" svg:x="60.61cm" svg:y="48.6cm">
          <text:p text:style-name="P4"><text:span text:style-name="T1">Add some eye can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16" draw:text-style-name="P13" xml:id="id3" draw:id="id3" draw:layer="layout" svg:width="20.789cm" svg:height="11.6cm" svg:x="46.611cm" svg:y="16.6cm">
          <text:p text:style-name="P12">Resolver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" draw:text-style-name="P14" draw:layer="layout" draw:type="curve" svg:x1="46.611cm" svg:y1="22.4cm" svg:x2="37.621cm" svg:y2="25.179cm" draw:start-shape="id3" draw:start-glue-point="3" draw:end-shape="id4" draw:end-glue-point="1" svg:d="M46611 22400c-6744 0-2249 2779-8990 2779" svg:viewBox="0 0 8991 2780">
          <text:p/>
        </draw:connector>
        <draw:custom-shape draw:name="Google Shape;75;p14" draw:style-name="gr18" draw:text-style-name="P15" xml:id="id6" draw:id="id6" draw:layer="layout" svg:width="5.589cm" svg:height="2.178cm" svg:x="24.411cm" svg:y="20.622cm">
          <text:p text:style-name="P4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L</text:span><text:span text:style-name="T1">o</text:span><text:span text:style-name="T1">a</text:span><text:span text:style-name="T1">d</text:span><text:span text:style-name="T1">i</text:span><text:span text:style-name="T1">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30.654cm" svg:y="21.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5;p14" draw:style-name="gr19" draw:text-style-name="P16" xml:id="id5" draw:id="id5" draw:layer="layout" svg:width="18.2cm" svg:height="8.4cm" svg:x="20cm" svg:y="9.4cm">
          <text:p text:style-name="P12">Source Loading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4" draw:layer="layout" draw:type="curve" svg:x1="29.1cm" svg:y1="17.8cm" svg:x2="27.205cm" svg:y2="20.622cm" draw:start-shape="id5" draw:start-glue-point="2" draw:end-shape="id6" draw:end-glue-point="0" svg:d="M29100 17800c0 2116-1895 706-1895 2822" svg:viewBox="0 0 1896 2823">
          <text:p/>
        </draw:connector>
        <draw:custom-shape draw:name="Google Shape;70;p14" draw:style-name="gr21" draw:text-style-name="P5" draw:layer="layout" svg:width="4.39cm" svg:height="1.978cm" svg:x="33cm" svg:y="11cm">
          <text:p text:style-name="P4"><text:span text:style-name="T1">Factory </text:span><text:span text:style-name="T1">provides </text:span><text:span text:style-name="T1">loader for </text:span><text:span text:style-name="T1">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21" draw:text-style-name="P5" draw:layer="layout" svg:width="4.39cm" svg:height="1.978cm" svg:x="26.81cm" svg:y="11cm">
          <text:p text:style-name="P4"><text:span text:style-name="T1">Determine </text:span><text:span text:style-name="T1">source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21" draw:text-style-name="P5" draw:layer="layout" svg:width="4.39cm" svg:height="1.978cm" svg:x="20.8cm" svg:y="11.022cm">
          <text:p text:style-name="P4"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25.654cm" svg:y="11.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4;p14" draw:style-name="gr4" draw:text-style-name="P3" draw:layer="layout" svg:width="0.746cm" svg:height="1.23cm" svg:x="31.854cm" svg:y="11.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4" draw:style-name="gr4" draw:text-style-name="P3" draw:layer="layout" svg:width="0.746cm" svg:height="1.23cm" draw:transform="rotate (-1.5707963267949) translate (35.6cm 13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21" draw:text-style-name="P5" draw:layer="layout" svg:width="4.39cm" svg:height="1.978cm" svg:x="33.01cm" svg:y="14.8cm">
          <text:p text:style-name="P4"><text:span text:style-name="T1">L</text:span><text:span text:style-name="T1">o</text:span><text:span text:style-name="T1">a</text:span><text:span text:style-name="T1">d</text:span><text:span text:style-name="T1">e</text:span><text:span text:style-name="T1">r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s</text:span><text:span text:style-name="T1"> </text:span><text:span text:style-name="T1">I</text:span><text:span text:style-name="T1">t</text:span><text:span text:style-name="T1">e</text:span><text:span text:style-name="T1">m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22" draw:text-style-name="P17" xml:id="id8" draw:id="id8" draw:layer="layout" svg:width="14.4cm" svg:height="9.6cm" svg:x="6.6cm" svg:y="27.2cm">
          <text:p text:style-name="P12">Assessment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3" draw:text-style-name="P14" draw:layer="layout" draw:type="curve" svg:x1="24.465cm" svg:y1="28.911cm" svg:x2="21cm" svg:y2="32cm" draw:start-shape="id7" draw:start-glue-point="3" draw:end-shape="id8" svg:d="M24465 28911c-2599 0-867 3089-3465 3089" svg:viewBox="0 0 3466 3090">
          <text:p/>
        </draw:connector>
        <draw:custom-shape draw:name="Google Shape;65;p14" draw:style-name="gr24" draw:text-style-name="P2" draw:layer="layout" svg:width="4.8cm" svg:height="2.178cm" svg:x="7.6cm" svg:y="29.022cm">
          <text:p text:style-name="P1"><text:span text:style-name="T1">Initiate configured KP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13cm" svg:y="29.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5;p14" draw:style-name="gr25" draw:text-style-name="P2" draw:layer="layout" svg:width="5.4cm" svg:height="2.178cm" svg:x="14.2cm" svg:y="29.022cm">
          <text:p text:style-name="P1"><text:span text:style-name="T1">Recursively visit all landscape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4" draw:text-style-name="P3" draw:layer="layout" svg:width="0.746cm" svg:height="1.23cm" draw:transform="rotate (-1.5707963267949) translate (17.6cm 31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5;p14" draw:style-name="gr25" draw:text-style-name="P5" draw:layer="layout" svg:width="5.4cm" svg:height="2.178cm" svg:x="14.2cm" svg:y="33.022cm">
          <text:p text:style-name="P4"><text:span text:style-name="T1">Apply each K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4" draw:text-style-name="P3" draw:layer="layout" svg:width="0.746cm" svg:height="1.231cm" draw:transform="rotate (-3.14159265358979) translate (13.746cm 34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5;p14" draw:style-name="gr24" draw:text-style-name="P5" draw:layer="layout" svg:width="4.8cm" svg:height="2.178cm" svg:x="7.6cm" svg:y="33.022cm">
          <text:p text:style-name="P4"><text:span text:style-name="T1">Collect Assessmen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48.01cm" svg:y="18.2cm">
          <text:p text:style-name="P4"><text:span text:style-name="T1">Apply template </text:span><text:span text:style-name="T1">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51.854cm" svg:y="18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13" draw:text-style-name="P5" draw:layer="layout" svg:width="3.39cm" svg:height="1.978cm" svg:x="53cm" svg:y="18.2cm">
          <text:p text:style-name="P4"><text:span text:style-name="T1">Map special </text:span><text:span text:style-name="T1">labels to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58cm" svg:y="18.2cm">
          <text:p text:style-name="P4"><text:span text:style-name="T1">Create items instantly if gree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63.01cm" svg:y="18.222cm">
          <text:p text:style-name="P4"><text:span text:style-name="T1">Find 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63.01cm" svg:y="21.822cm">
          <text:p text:style-name="P4"><text:span text:style-name="T1">Add missing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58.01cm" svg:y="21.822cm">
          <text:p text:style-name="P4"><text:span text:style-name="T1">Diff i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53.01cm" svg:y="21.8cm">
          <text:p text:style-name="P4"><text:span text:style-name="T1">Resolve grouping 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48cm" svg:y="21.822cm">
          <text:p text:style-name="P4"><text:span text:style-name="T1">Find “magic” 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3" draw:text-style-name="P5" draw:layer="layout" svg:width="3.39cm" svg:height="1.978cm" svg:x="48.01cm" svg:y="25.4cm">
          <text:p text:style-name="P4"><text:span text:style-name="T1">Add regular 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3" draw:layer="layout" svg:width="0.746cm" svg:height="1.23cm" svg:x="56.854cm" svg:y="18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4;p14" draw:style-name="gr4" draw:text-style-name="P3" draw:layer="layout" svg:width="0.746cm" svg:height="1.23cm" svg:x="61.864cm" svg:y="18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4" draw:style-name="gr4" draw:text-style-name="P3" draw:layer="layout" svg:width="0.746cm" svg:height="1.23cm" draw:transform="rotate (-1.5707963267949) translate (65.43cm 20.6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4" draw:style-name="gr4" draw:text-style-name="P3" draw:layer="layout" svg:width="0.746cm" svg:height="1.231cm" draw:transform="rotate (-3.14159265358979) translate (62.4cm 23.43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4" draw:style-name="gr4" draw:text-style-name="P3" draw:layer="layout" svg:width="0.746cm" svg:height="1.231cm" draw:transform="rotate (-3.14159265358979) translate (57.546cm 23.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8;p14" draw:style-name="gr4" draw:text-style-name="P3" draw:layer="layout" svg:width="0.746cm" svg:height="1.231cm" draw:transform="rotate (-3.14159265358979) translate (52.6cm 23.43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9;p14" draw:style-name="gr4" draw:text-style-name="P3" draw:layer="layout" svg:width="0.746cm" svg:height="1.23cm" draw:transform="rotate (-1.5707963267949) translate (50.23cm 24.2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4;p14" draw:style-name="gr4" draw:text-style-name="P3" draw:layer="layout" svg:width="0.746cm" svg:height="1.23cm" svg:x="51.948cm" svg:y="25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0;p14" draw:style-name="gr26" draw:text-style-name="P18" draw:layer="layout" svg:width="4.2cm" svg:height="1.978cm" svg:x="53cm" svg:y="25.4cm">
          <text:p text:style-name="P4"><text:span text:style-name="T1">Enrich data based on semantic l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0" draw:layer="layout" svg:width="8cm" svg:height="2.8cm" svg:x="54.8cm" svg:y="28.2cm">
          <text:p text:style-name="P19">TODO. </text:p>
          <text:p text:style-name="P19">e.g. code analyis [#97]</text:p>
          <draw:enhanced-geometry svg:viewBox="0 0 21600 21600" draw:glue-points="10800 0 3160 3160 0 10800 3160 18440 10800 21600 18440 18440 21600 10800 18440 3160 ?f14 ?f15" draw:text-areas="3200 3200 18400 18400" draw:type="round-callout" draw:modifiers="2915.63554555681 -7002.07068903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8" draw:text-style-name="P22" draw:layer="layout" svg:width="19.806cm" svg:height="1.945cm" svg:x="3.4cm" svg:y="3.4cm">
          <draw:text-box>
            <text:p text:style-name="P21">Nivio Internal Flow</text:p>
          </draw:text-box>
        </draw:frame>
        <presentation:notes draw:style-name="dp2">
          <draw:page-thumbnail draw:name="Google Shape;57;g7748aea10e_0_45:notes" draw:style-name="gr29" draw:layer="layout" svg:width="16.931cm" svg:height="9.524cm" svg:x="1.059cm" svg:y="1.93cm" draw:page-number="1" presentation:class="page"/>
          <draw:frame draw:name="Google Shape;58;g7748aea10e_0_45:notes" presentation:style-name="pr1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5cm" svg:y="2.06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4cm" svg:y="12.952cm" presentation:class="page-number" presentation:user-transformed="true">
        <draw:text-box>
          <text:p text:style-name="MP5"><text:span text:style-name="MT2"><text:page-number>1</text:page-number></text:span></text:p>
        </draw:text-box>
      </draw:frame>
      <draw:frame presentation:style-name="TITLE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5cm" svg:y="1.235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5cm" svg:y="3.2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4cm" svg:y="12.952cm" presentation:class="page-number" presentation:user-transformed="true">
        <draw:text-box>
          <text:p text:style-name="MP5"><text:span text:style-name="MT2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5-05T22:23:10.788610816</dc:date>
    <meta:editing-duration>PT41M9S</meta:editing-duration>
    <meta:editing-cycles>12</meta:editing-cycles>
    <meta:document-statistic meta:object-count="107"/>
  </office:meta>
</office:document-meta>
</file>